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54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5598in"/>
    </style:style>
    <style:style style:name="co6" style:family="table-column">
      <style:table-column-properties fo:break-before="auto" style:column-width="1.667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36 Item Open Source Enneagram Questionnaire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1"/>
          <table:table-cell table:style-name="ce13"/>
          <table:table-cell table:number-columns-repeated="2"/>
        </table:table-row>
        <table:table-row table:style-name="ro2">
          <table:table-cell table:style-name="ce3" office:value-type="string" calcext:value-type="string">
            <text:p>With Respect to the Person Being Analyzed,</text:p>
          </table:table-cell>
          <table:table-cell table:style-name="ce10" office:value-type="string" calcext:value-type="string">
            <text:p>Very</text:p>
          </table:table-cell>
          <table:table-cell table:style-name="ce10" table:number-columns-repeated="3"/>
          <table:table-cell table:style-name="ce10" office:value-type="string" calcext:value-type="string">
            <text:p>Very</text:p>
          </table:table-cell>
          <table:table-cell table:style-name="ce13" office:value-type="string" calcext:value-type="string">
            <text:p>|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How Accurate Is Each Item?</text:p>
          </table:table-cell>
          <table:table-cell table:number-columns-repeated="2" table:style-name="ce10" office:value-type="string" calcext:value-type="string">
            <text:p>Inaccurate</text:p>
          </table:table-cell>
          <table:table-cell table:style-name="ce10" office:value-type="string" calcext:value-type="string">
            <text:p>Neutral</text:p>
          </table:table-cell>
          <table:table-cell table:number-columns-repeated="2" table:style-name="ce10" office:value-type="string" calcext:value-type="string">
            <text:p>Accurate</text:p>
          </table:table-cell>
          <table:table-cell table:style-name="ce13" office:value-type="string" calcext:value-type="string">
            <text:p>|</text:p>
          </table:table-cell>
          <table:table-cell table:style-name="ce10" office:value-type="string" calcext:value-type="string">
            <text:p>Type</text:p>
          </table:table-cell>
          <table:table-cell table:style-name="ce14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I spend hours alone with my hobbies.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style-name="ce15" table:formula="of:=IF(ISTEXT([.B5]);&quot;1&quot;;IF(ISTEXT([.C5]);&quot;2&quot;;IF(ISTEXT([.D5]);&quot;3&quot;;IF(ISTEXT([.E5]);&quot;4&quot;;IF(ISTEXT([.F5]);&quot;5&quot;;0))))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I side with the rebels over the establishment.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/>
          <table:table-cell table:style-name="ce13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formula="of:=IF(ISTEXT([.B6]);&quot;1&quot;;IF(ISTEXT([.C6]);&quot;2&quot;;IF(ISTEXT([.D6]);&quot;3&quot;;IF(ISTEXT([.E6]);&quot;4&quot;;IF(ISTEXT([.F6]);&quot;5&quot;;0)))))" office:value-type="string" office:string-value="4" calcext:value-type="string">
            <text:p>4</text:p>
          </table:table-cell>
        </table:table-row>
        <table:table-row table:style-name="ro3">
          <table:table-cell office:value-type="string" calcext:value-type="string">
            <text:p>I can keep a conversation going with anyone about anything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3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style-name="ce15" table:formula="of:=IF(ISTEXT([.B7]);&quot;1&quot;;IF(ISTEXT([.C7]);&quot;2&quot;;IF(ISTEXT([.D7]);&quot;3&quot;;IF(ISTEXT([.E7]);&quot;4&quot;;IF(ISTEXT([.F7]);&quot;5&quot;;0))))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I put work first.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3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IF(ISTEXT([.B8]);&quot;1&quot;;IF(ISTEXT([.C8]);&quot;2&quot;;IF(ISTEXT([.D8]);&quot;3&quot;;IF(ISTEXT([.E8]);&quot;4&quot;;IF(ISTEXT([.F8]);&quot;5&quot;;0)))))" office:value-type="string" office:string-value="3" calcext:value-type="string">
            <text:p>3</text:p>
          </table:table-cell>
        </table:table-row>
        <table:table-row table:style-name="ro3">
          <table:table-cell office:value-type="string" calcext:value-type="string">
            <text:p>Fear of being taken advantage of keeps me from being more trusting.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3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style-name="ce15" table:formula="of:=IF(ISTEXT([.B9]);&quot;1&quot;;IF(ISTEXT([.C9]);&quot;2&quot;;IF(ISTEXT([.D9]);&quot;3&quot;;IF(ISTEXT([.E9]);&quot;4&quot;;IF(ISTEXT([.F9]);&quot;5&quot;;0)))))" office:value-type="string" office:string-value="1" calcext:value-type="string">
            <text:p>1</text:p>
          </table:table-cell>
        </table:table-row>
        <table:table-row table:style-name="ro3">
          <table:table-cell office:value-type="string" calcext:value-type="string">
            <text:p>I am a perfectionist.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3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IF(ISTEXT([.B10]);&quot;1&quot;;IF(ISTEXT([.C10]);&quot;2&quot;;IF(ISTEXT([.D10]);&quot;3&quot;;IF(ISTEXT([.E10]);&quot;4&quot;;IF(ISTEXT([.F10]);&quot;5&quot;;0)))))" office:value-type="string" office:string-value="1" calcext:value-type="string">
            <text:p>1</text:p>
          </table:table-cell>
        </table:table-row>
        <table:table-row table:style-name="ro3">
          <table:table-cell office:value-type="string" calcext:value-type="string">
            <text:p>I naturally emerge as a leader.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/>
          <table:table-cell table:style-name="ce13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style-name="ce15" table:formula="of:=IF(ISTEXT([.B11]);&quot;1&quot;;IF(ISTEXT([.C11]);&quot;2&quot;;IF(ISTEXT([.D11]);&quot;3&quot;;IF(ISTEXT([.E11]);&quot;4&quot;;IF(ISTEXT([.F11]);&quot;5&quot;;0)))))" office:value-type="string" office:string-value="4" calcext:value-type="string">
            <text:p>4</text:p>
          </table:table-cell>
        </table:table-row>
        <table:table-row table:style-name="ro3">
          <table:table-cell office:value-type="string" calcext:value-type="string">
            <text:p>I keep my thoughts to myself, to prevent trouble.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formula="of:=IF(ISTEXT([.B12]);&quot;1&quot;;IF(ISTEXT([.C12]);&quot;2&quot;;IF(ISTEXT([.D12]);&quot;3&quot;;IF(ISTEXT([.E12]);&quot;4&quot;;IF(ISTEXT([.F12]);&quot;5&quot;;0))))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I like mental challenges.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style-name="ce15" table:formula="of:=IF(ISTEXT([.B13]);&quot;1&quot;;IF(ISTEXT([.C13]);&quot;2&quot;;IF(ISTEXT([.D13]);&quot;3&quot;;IF(ISTEXT([.E13]);&quot;4&quot;;IF(ISTEXT([.F13]);&quot;5&quot;;0))))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I get lots of satisfaction from helping others achieve their goal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3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formula="of:=IF(ISTEXT([.B14]);&quot;1&quot;;IF(ISTEXT([.C14]);&quot;2&quot;;IF(ISTEXT([.D14]);&quot;3&quot;;IF(ISTEXT([.E14]);&quot;4&quot;;IF(ISTEXT([.F14]);&quot;5&quot;;0))))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I must always be having new experience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3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style-name="ce15" table:formula="of:=IF(ISTEXT([.B15]);&quot;1&quot;;IF(ISTEXT([.C15]);&quot;2&quot;;IF(ISTEXT([.D15]);&quot;3&quot;;IF(ISTEXT([.E15]);&quot;4&quot;;IF(ISTEXT([.F15]);&quot;5&quot;;0))))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I really enjoy feeling bitter sweet.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/>
          <table:table-cell table:style-name="ce13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formula="of:=IF(ISTEXT([.B16]);&quot;1&quot;;IF(ISTEXT([.C16]);&quot;2&quot;;IF(ISTEXT([.D16]);&quot;3&quot;;IF(ISTEXT([.E16]);&quot;4&quot;;IF(ISTEXT([.F16]);&quot;5&quot;;0)))))" office:value-type="string" office:string-value="4" calcext:value-type="string">
            <text:p>4</text:p>
          </table:table-cell>
        </table:table-row>
        <table:table-row table:style-name="ro3">
          <table:table-cell office:value-type="string" calcext:value-type="string">
            <text:p>I like to stand out.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3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IF(ISTEXT([.B17]);&quot;1&quot;;IF(ISTEXT([.C17]);&quot;2&quot;;IF(ISTEXT([.D17]);&quot;3&quot;;IF(ISTEXT([.E17]);&quot;4&quot;;IF(ISTEXT([.F17]);&quot;5&quot;;0)))))" office:value-type="string" office:string-value="3" calcext:value-type="string">
            <text:p>3</text:p>
          </table:table-cell>
        </table:table-row>
        <table:table-row table:style-name="ro3">
          <table:table-cell office:value-type="string" calcext:value-type="string">
            <text:p>I like a conversation where no one agrees.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/>
          <table:table-cell table:style-name="ce13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style-name="ce15" table:formula="of:=IF(ISTEXT([.B18]);&quot;1&quot;;IF(ISTEXT([.C18]);&quot;2&quot;;IF(ISTEXT([.D18]);&quot;3&quot;;IF(ISTEXT([.E18]);&quot;4&quot;;IF(ISTEXT([.F18]);&quot;5&quot;;0)))))" office:value-type="string" office:string-value="4" calcext:value-type="string">
            <text:p>4</text:p>
          </table:table-cell>
        </table:table-row>
        <table:table-row table:style-name="ro3">
          <table:table-cell office:value-type="string" calcext:value-type="string">
            <text:p>My relationships with others are what my life is about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3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formula="of:=IF(ISTEXT([.B19]);&quot;1&quot;;IF(ISTEXT([.C19]);&quot;2&quot;;IF(ISTEXT([.D19]);&quot;3&quot;;IF(ISTEXT([.E19]);&quot;4&quot;;IF(ISTEXT([.F19]);&quot;5&quot;;0))))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I conform.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3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style-name="ce15" table:formula="of:=IF(ISTEXT([.B20]);&quot;1&quot;;IF(ISTEXT([.C20]);&quot;2&quot;;IF(ISTEXT([.D20]);&quot;3&quot;;IF(ISTEXT([.E20]);&quot;4&quot;;IF(ISTEXT([.F20]);&quot;5&quot;;0)))))" office:value-type="string" office:string-value="1" calcext:value-type="string">
            <text:p>1</text:p>
          </table:table-cell>
        </table:table-row>
        <table:table-row table:style-name="ro3">
          <table:table-cell office:value-type="string" calcext:value-type="string">
            <text:p>I strive for efficiency.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3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IF(ISTEXT([.B21]);&quot;1&quot;;IF(ISTEXT([.C21]);&quot;2&quot;;IF(ISTEXT([.D21]);&quot;3&quot;;IF(ISTEXT([.E21]);&quot;4&quot;;IF(ISTEXT([.F21]);&quot;5&quot;;0)))))" office:value-type="string" office:string-value="1" calcext:value-type="string">
            <text:p>1</text:p>
          </table:table-cell>
        </table:table-row>
        <table:table-row table:style-name="ro3">
          <table:table-cell office:value-type="string" calcext:value-type="string">
            <text:p>I always try to break the tension with a good joke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3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style-name="ce15" table:formula="of:=IF(ISTEXT([.B22]);&quot;1&quot;;IF(ISTEXT([.C22]);&quot;2&quot;;IF(ISTEXT([.D22]);&quot;3&quot;;IF(ISTEXT([.E22]);&quot;4&quot;;IF(ISTEXT([.F22]);&quot;5&quot;;0))))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I have a hard time showing emotions.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style-name="ce15" table:formula="of:=IF(ISTEXT([.B23]);&quot;1&quot;;IF(ISTEXT([.C23]);&quot;2&quot;;IF(ISTEXT([.D23]);&quot;3&quot;;IF(ISTEXT([.E23]);&quot;4&quot;;IF(ISTEXT([.F23]);&quot;5&quot;;0))))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I avoid confrontation.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formula="of:=IF(ISTEXT([.B24]);&quot;1&quot;;IF(ISTEXT([.C24]);&quot;2&quot;;IF(ISTEXT([.D24]);&quot;3&quot;;IF(ISTEXT([.E24]);&quot;4&quot;;IF(ISTEXT([.F24]);&quot;5&quot;;0))))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Money is important to my happiness.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3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IF(ISTEXT([.B25]);&quot;1&quot;;IF(ISTEXT([.C25]);&quot;2&quot;;IF(ISTEXT([.D25]);&quot;3&quot;;IF(ISTEXT([.E25]);&quot;4&quot;;IF(ISTEXT([.F25]);&quot;5&quot;;0)))))" office:value-type="string" office:string-value="3" calcext:value-type="string">
            <text:p>3</text:p>
          </table:table-cell>
        </table:table-row>
        <table:table-row table:style-name="ro3">
          <table:table-cell office:value-type="string" calcext:value-type="string">
            <text:p>I am loyal.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3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style-name="ce15" table:formula="of:=IF(ISTEXT([.B26]);&quot;1&quot;;IF(ISTEXT([.C26]);&quot;2&quot;;IF(ISTEXT([.D26]);&quot;3&quot;;IF(ISTEXT([.E26]);&quot;4&quot;;IF(ISTEXT([.F26]);&quot;5&quot;;0)))))" office:value-type="string" office:string-value="1" calcext:value-type="string">
            <text:p>1</text:p>
          </table:table-cell>
        </table:table-row>
        <table:table-row table:style-name="ro3">
          <table:table-cell office:value-type="string" calcext:value-type="string">
            <text:p>I cry.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/>
          <table:table-cell table:style-name="ce13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formula="of:=IF(ISTEXT([.B27]);&quot;1&quot;;IF(ISTEXT([.C27]);&quot;2&quot;;IF(ISTEXT([.D27]);&quot;3&quot;;IF(ISTEXT([.E27]);&quot;4&quot;;IF(ISTEXT([.F27]);&quot;5&quot;;0)))))" office:value-type="string" office:string-value="4" calcext:value-type="string">
            <text:p>4</text:p>
          </table:table-cell>
        </table:table-row>
        <table:table-row table:style-name="ro3">
          <table:table-cell office:value-type="string" calcext:value-type="string">
            <text:p>I want people to tell me the truth, not spare my feelings.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/>
          <table:table-cell table:style-name="ce13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style-name="ce15" table:formula="of:=IF(ISTEXT([.B28]);&quot;1&quot;;IF(ISTEXT([.C28]);&quot;2&quot;;IF(ISTEXT([.D28]);&quot;3&quot;;IF(ISTEXT([.E28]);&quot;4&quot;;IF(ISTEXT([.F28]);&quot;5&quot;;0)))))" office:value-type="string" office:string-value="4" calcext:value-type="string">
            <text:p>4</text:p>
          </table:table-cell>
        </table:table-row>
        <table:table-row table:style-name="ro3">
          <table:table-cell office:value-type="string" calcext:value-type="string">
            <text:p>I put family first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3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formula="of:=IF(ISTEXT([.B29]);&quot;1&quot;;IF(ISTEXT([.C29]);&quot;2&quot;;IF(ISTEXT([.D29]);&quot;3&quot;;IF(ISTEXT([.E29]);&quot;4&quot;;IF(ISTEXT([.F29]);&quot;5&quot;;0))))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I am very accepting and flexible.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formula="of:=IF(ISTEXT([.B30]);&quot;1&quot;;IF(ISTEXT([.C30]);&quot;2&quot;;IF(ISTEXT([.D30]);&quot;3&quot;;IF(ISTEXT([.E30]);&quot;4&quot;;IF(ISTEXT([.F30]);&quot;5&quot;;0))))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I spend most of my time trying to understand things.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style-name="ce15" table:formula="of:=IF(ISTEXT([.B31]);&quot;1&quot;;IF(ISTEXT([.C31]);&quot;2&quot;;IF(ISTEXT([.D31]);&quot;3&quot;;IF(ISTEXT([.E31]);&quot;4&quot;;IF(ISTEXT([.F31]);&quot;5&quot;;0))))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I often have to redo other peoples work.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3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IF(ISTEXT([.B32]);&quot;1&quot;;IF(ISTEXT([.C32]);&quot;2&quot;;IF(ISTEXT([.D32]);&quot;3&quot;;IF(ISTEXT([.E32]);&quot;4&quot;;IF(ISTEXT([.F32]);&quot;5&quot;;0)))))" office:value-type="string" office:string-value="1" calcext:value-type="string">
            <text:p>1</text:p>
          </table:table-cell>
        </table:table-row>
        <table:table-row table:style-name="ro3">
          <table:table-cell office:value-type="string" calcext:value-type="string">
            <text:p>It is good to wake up to a full day of planned activities.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3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IF(ISTEXT([.B33]);&quot;1&quot;;IF(ISTEXT([.C33]);&quot;2&quot;;IF(ISTEXT([.D33]);&quot;3&quot;;IF(ISTEXT([.E33]);&quot;4&quot;;IF(ISTEXT([.F33]);&quot;5&quot;;0)))))" office:value-type="string" office:string-value="3" calcext:value-type="string">
            <text:p>3</text:p>
          </table:table-cell>
        </table:table-row>
        <table:table-row table:style-name="ro3">
          <table:table-cell office:value-type="string" calcext:value-type="string">
            <text:p>I am uninhibited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3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style-name="ce15" table:formula="of:=IF(ISTEXT([.B34]);&quot;1&quot;;IF(ISTEXT([.C34]);&quot;2&quot;;IF(ISTEXT([.D34]);&quot;3&quot;;IF(ISTEXT([.E34]);&quot;4&quot;;IF(ISTEXT([.F34]);&quot;5&quot;;0))))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I have difficulty saying no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3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formula="of:=IF(ISTEXT([.B35]);&quot;1&quot;;IF(ISTEXT([.C35]);&quot;2&quot;;IF(ISTEXT([.D35]);&quot;3&quot;;IF(ISTEXT([.E35]);&quot;4&quot;;IF(ISTEXT([.F35]);&quot;5&quot;;0))))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I daydream about being in love.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/>
          <table:table-cell table:style-name="ce13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formula="of:=IF(ISTEXT([.B36]);&quot;1&quot;;IF(ISTEXT([.C36]);&quot;2&quot;;IF(ISTEXT([.D36]);&quot;3&quot;;IF(ISTEXT([.E36]);&quot;4&quot;;IF(ISTEXT([.F36]);&quot;5&quot;;0)))))" office:value-type="string" office:string-value="4" calcext:value-type="string">
            <text:p>4</text:p>
          </table:table-cell>
        </table:table-row>
        <table:table-row table:style-name="ro3">
          <table:table-cell office:value-type="string" calcext:value-type="string">
            <text:p>I prefer it when leaders are decisive.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/>
          <table:table-cell table:style-name="ce13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style-name="ce15" table:formula="of:=IF(ISTEXT([.B37]);&quot;1&quot;;IF(ISTEXT([.C37]);&quot;2&quot;;IF(ISTEXT([.D37]);&quot;3&quot;;IF(ISTEXT([.E37]);&quot;4&quot;;IF(ISTEXT([.F37]);&quot;5&quot;;0)))))" office:value-type="string" office:string-value="4" calcext:value-type="string">
            <text:p>4</text:p>
          </table:table-cell>
        </table:table-row>
        <table:table-row table:style-name="ro3">
          <table:table-cell office:value-type="string" calcext:value-type="string">
            <text:p>I get input from others before I make a decision.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3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style-name="ce15" table:formula="of:=IF(ISTEXT([.B38]);&quot;1&quot;;IF(ISTEXT([.C38]);&quot;2&quot;;IF(ISTEXT([.D38]);&quot;3&quot;;IF(ISTEXT([.E38]);&quot;4&quot;;IF(ISTEXT([.F38]);&quot;5&quot;;0)))))" office:value-type="string" office:string-value="1" calcext:value-type="string">
            <text:p>1</text:p>
          </table:table-cell>
        </table:table-row>
        <table:table-row table:style-name="ro3">
          <table:table-cell office:value-type="string" calcext:value-type="string">
            <text:p>When other people are arguing, I leave the room.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formula="of:=IF(ISTEXT([.B39]);&quot;1&quot;;IF(ISTEXT([.C39]);&quot;2&quot;;IF(ISTEXT([.D39]);&quot;3&quot;;IF(ISTEXT([.E39]);&quot;4&quot;;IF(ISTEXT([.F39]);&quot;5&quot;;0))))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I keep my belongings in order.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3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IF(ISTEXT([.B40]);&quot;1&quot;;IF(ISTEXT([.C40]);&quot;2&quot;;IF(ISTEXT([.D40]);&quot;3&quot;;IF(ISTEXT([.E40]);&quot;4&quot;;IF(ISTEXT([.F40]);&quot;5&quot;;0)))))" office:value-type="string" office:string-value="1" calcext:value-type="string">
            <text:p>1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13"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style-name="ce4" office:value-type="string" calcext:value-type="string">
            <text:p>Items are from the Open Enneagram of Personality Scales (OEPS) at: </text:p>
          </table:table-cell>
          <table:table-cell table:style-name="ce12" office:value-type="string" calcext:value-type="string" table:number-columns-spanned="3" table:number-rows-spanned="1">
            <text:p>https://openpsychometrics.org/tests/OEPS/</text:p>
          </table:table-cell>
          <table:covered-table-cell table:number-columns-repeated="2"/>
          <table:table-cell table:number-columns-repeated="5"/>
        </table:table-row>
        <table:table-row table:style-name="ro3" table:number-rows-repeated="3">
          <table:table-cell table:number-columns-repeated="9"/>
        </table:table-row>
        <table:table-row table:style-name="ro4">
          <table:table-cell table:style-name="ce5" office:value-type="string" calcext:value-type="string">
            <text:p>Results appear below, starting on row 101</text:p>
          </table:table-cell>
          <table:table-cell table:number-columns-repeated="8"/>
        </table:table-row>
        <table:table-row table:style-name="ro3" table:number-rows-repeated="52">
          <table:table-cell table:number-columns-repeated="9"/>
        </table:table-row>
        <table:table-row table:style-name="ro1">
          <table:table-cell table:style-name="ce1" office:value-type="string" calcext:value-type="string">
            <text:p>Score:</text:p>
          </table:table-cell>
          <table:table-cell table:number-columns-repeated="8"/>
        </table:table-row>
        <table:table-row table:style-name="ro5">
          <table:table-cell table:style-name="ce6" office:value-type="string" calcext:value-type="string">
            <text:p>Type<text:span text:style-name="T1">¹</text:span></text:p>
          </table:table-cell>
          <table:table-cell table:number-columns-repeated="8"/>
        </table:table-row>
        <table:table-row table:style-name="ro3">
          <table:table-cell table:style-name="ce7" office:value-type="string" calcext:value-type="string">
            <text:p>1: The Perfectionist, The Reformer</text:p>
          </table:table-cell>
          <table:table-cell table:number-columns-repeated="8"/>
        </table:table-row>
        <table:table-row table:style-name="ro3">
          <table:table-cell table:style-name="ce7" office:value-type="string" calcext:value-type="string">
            <text:p>2: The Helper</text:p>
          </table:table-cell>
          <table:table-cell table:number-columns-repeated="8"/>
        </table:table-row>
        <table:table-row table:style-name="ro3">
          <table:table-cell table:style-name="ce7" office:value-type="string" calcext:value-type="string">
            <text:p>3: The Acheiver</text:p>
          </table:table-cell>
          <table:table-cell table:number-columns-repeated="8"/>
        </table:table-row>
        <table:table-row table:style-name="ro3">
          <table:table-cell table:style-name="ce7" office:value-type="string" calcext:value-type="string">
            <text:p>4: The Romantic, The Individualist</text:p>
          </table:table-cell>
          <table:table-cell table:number-columns-repeated="8"/>
        </table:table-row>
        <table:table-row table:style-name="ro3">
          <table:table-cell table:style-name="ce7" office:value-type="string" calcext:value-type="string">
            <text:p>5: The Observer, The Investigator</text:p>
          </table:table-cell>
          <table:table-cell table:number-columns-repeated="8"/>
        </table:table-row>
        <table:table-row table:style-name="ro3">
          <table:table-cell table:style-name="ce7" office:value-type="string" calcext:value-type="string">
            <text:p>6: The Questioner, The Loyalist</text:p>
          </table:table-cell>
          <table:table-cell table:number-columns-repeated="8"/>
        </table:table-row>
        <table:table-row table:style-name="ro3">
          <table:table-cell table:style-name="ce7" office:value-type="string" calcext:value-type="string">
            <text:p>7: The Adventurer, The Enthusiast</text:p>
          </table:table-cell>
          <table:table-cell table:number-columns-repeated="8"/>
        </table:table-row>
        <table:table-row table:style-name="ro3">
          <table:table-cell table:style-name="ce7" office:value-type="string" calcext:value-type="string">
            <text:p>8: The Asserter, The Challenger</text:p>
          </table:table-cell>
          <table:table-cell table:number-columns-repeated="8"/>
        </table:table-row>
        <table:table-row table:style-name="ro3">
          <table:table-cell table:style-name="ce7" office:value-type="string" calcext:value-type="string">
            <text:p>9: The Peacemaker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6">
          <table:table-cell table:style-name="ce8" office:value-type="string" calcext:value-type="string">
            <text:p>¹ Type names come from the books <text:span text:style-name="T2">The Enneagram Made Easy</text:span> and <text:span text:style-name="T3">The Wisdom of the Enneagram</text:span>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item_list.A1:item_list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7:38:02.847256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4T14:39:42.297169070</dc:date>
    <meta:editing-duration>PT21H6M38S</meta:editing-duration>
    <meta:editing-cycles>18</meta:editing-cycles>
    <meta:generator>LibreOffice/6.4.7.2$Linux_X86_64 LibreOffice_project/40$Build-2</meta:generator>
    <meta:document-statistic meta:table-count="1" meta:cell-count="212" meta:object-count="0"/>
  </office:meta>
</office:document-meta>
</file>